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B1" style:family="table-cell">
      <style:table-cell-properties fo:padding="0.097cm" fo:border="0.002cm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5cm" style:rel-column-width="32767*"/>
    </style:style>
    <style:style style:name="Tabelle3.B" style:family="table-column">
      <style:table-column-properties style:column-width="8.5cm" style:rel-column-width="32768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B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Arial" fo:font-size="18pt" fo:font-weight="bold" style:font-size-asian="18pt" style:font-weight-asian="bold" style:font-size-complex="18pt" style:font-weight-complex="bold"/>
    </style:style>
    <style:style style:name="P4" style:family="paragraph" style:parent-style-name="Table_20_Contents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5" style:family="paragraph" style:parent-style-name="Table_20_Contents" style:list-style-name="L1">
      <style:paragraph-properties fo:text-align="justify" style:justify-single-word="false"/>
      <style:text-properties style:font-name="Arial" fo:font-size="12pt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se.Cases | Szenarien</text:p>
      <text:p text:style-name="P1"/>
      <text:p text:style-name="P1">Login – Rolle +</text:p>
      <text:p text:style-name="P1">Kommunikation – Rolle – An User +</text:p>
      <text:p text:style-name="P1">Karte – Parkplatzanzeige (+Zusatzinfos) </text:p>
      <text:p text:style-name="P1">Karte – Navigation +</text:p>
      <text:p text:style-name="P1">Karte – Smart-Parking +</text:p>
      <text:p text:style-name="P1">Auto wiederfinden +</text:p>
      <text:p text:style-name="P1">Parkzeitwecker +</text:p>
      <text:p text:style-name="P1"/>
      <text:p text:style-name="P2">Use Case – Log in</text:p>
      <text:p text:style-name="P2"/>
      <text:p text:style-name="P1">User Intention<text:tab/><text:tab/><text:tab/><text:tab/><text:tab/>System Responsibility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list xml:id="list6316227427488534241" text:style-name="L1">
              <text:list-item>
                <text:p text:style-name="P5">Einmeldefenster öffnen</text:p>
              </text:list-item>
            </text:list>
            <text:p text:style-name="P4"/>
            <text:list xml:id="list37515149" text:continue-numbering="true" text:style-name="L1">
              <text:list-item>
                <text:p text:style-name="P5">Nutzer gibt KFZ Identifikation / Nutzername an und sendet diese ab</text:p>
              </text:list-item>
            </text:list>
          </table:table-cell>
          <table:table-cell table:style-name="Tabelle1.B1" office:value-type="string">
            <text:list xml:id="list37521231" text:continue-numbering="true" text:style-name="L1">
              <text:list-item>
                <text:p text:style-name="P5">Anmeldefenster wird geöffnet und angezeigt</text:p>
              </text:list-item>
              <text:list-item>
                <text:p text:style-name="P5">Identität wird überprüft</text:p>
                <text:p text:style-name="P5">Ggf. Fehlermeldung anzeigen</text:p>
              </text:list-item>
              <text:list-item>
                <text:p text:style-name="P5">Bei Erfolg Weiterleitung zu eigenem Profil</text:p>
              </text:list-item>
            </text:list>
          </table:table-cell>
        </table:table-row>
      </table:table>
      <text:p text:style-name="P1"/>
      <text:p text:style-name="P2">Use Case – Kommunikation an User</text:p>
      <text:p text:style-name="P2"/>
      <text:p text:style-name="P1">User Intention<text:tab/><text:tab/><text:tab/><text:tab/><text:tab/>System Responsibility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list xml:id="list37533837" text:continue-numbering="true" text:style-name="L1">
              <text:list-item>
                <text:p text:style-name="P5">Nutzerprofil wird angewählt</text:p>
              </text:list-item>
            </text:list>
            <text:p text:style-name="P4"/>
            <text:p text:style-name="P4"/>
            <text:list xml:id="list37534642" text:continue-numbering="true" text:style-name="L1">
              <text:list-item>
                <text:p text:style-name="P5">Auswahl einer Nachrichtenoption</text:p>
              </text:list-item>
              <text:list-item>
                <text:p text:style-name="P5">Schreiben einer Nachricht und absenden der Nachricht</text:p>
              </text:list-item>
            </text:list>
          </table:table-cell>
          <table:table-cell table:style-name="Tabelle2.B1" office:value-type="string">
            <text:list xml:id="list37530709" text:continue-numbering="true" text:style-name="L1">
              <text:list-item>
                <text:p text:style-name="P5">Anzeige des anderen Nutzers</text:p>
              </text:list-item>
              <text:list-item>
                <text:p text:style-name="P5">Anzeige aus unterschiedlichen Nachrichtenoptionen</text:p>
              </text:list-item>
              <text:list-item>
                <text:p text:style-name="P5">Nachrichtenfenster anzeigen</text:p>
              </text:list-item>
              <text:list-item>
                <text:p text:style-name="P5">Absenden der Nachricht an Empfängernutzer und Optionale Eilmitteilung an diesen</text:p>
              </text:list-item>
            </text:list>
          </table:table-cell>
        </table:table-row>
      </table:table>
      <text:p text:style-name="P1"/>
      <text:p text:style-name="P2">Use Case – Smart – parking – Navigation</text:p>
      <text:p text:style-name="P2"/>
      <text:p text:style-name="P1">User Intention<text:tab/><text:tab/><text:tab/><text:tab/><text:tab/>System Responsibility</text:p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list xml:id="list37515310" text:continue-numbering="true" text:style-name="L1">
              <text:list-item>
                <text:p text:style-name="P5">Auswahl einer smart-parking<text:line-break/>Eingrenzung der Parkplatzsuche </text:p>
              </text:list-item>
            </text:list>
            <text:p text:style-name="P4"/>
            <text:list xml:id="list37525405" text:continue-numbering="true" text:style-name="L1">
              <text:list-item>
                <text:p text:style-name="P5">Auswahl des Parkplatzes</text:p>
              </text:list-item>
            </text:list>
          </table:table-cell>
          <table:table-cell table:style-name="Tabelle3.B1" office:value-type="string">
            <text:list xml:id="list37514219" text:continue-numbering="true" text:style-name="L1">
              <text:list-item>
                <text:p text:style-name="P5">Anzeige des nächstmöglichen Parkplatz unter Berücksichtigung der Parkplatzbelegung</text:p>
              </text:list-item>
              <text:list-item>
                <text:p text:style-name="P5">Navigationsfunktion zu dem ausgewählten Parkplatz </text:p>
              </text:list-item>
            </text:list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rnd  Schneider</meta:initial-creator>
    <meta:creation-date>2015-10-16T10:56:15.24</meta:creation-date>
    <dc:date>2015-11-24T17:35:09.36</dc:date>
    <meta:editing-duration>PT4H12M36S</meta:editing-duration>
    <meta:editing-cycles>4</meta:editing-cycles>
    <meta:generator>OpenOffice/4.1.1$Win32 OpenOffice.org_project/411m6$Build-9775</meta:generator>
    <meta:document-statistic meta:table-count="3" meta:image-count="0" meta:object-count="0" meta:page-count="1" meta:paragraph-count="31" meta:word-count="164" meta:character-count="1141"/>
  </office:meta>
</office:document-meta>
</file>